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paragraph-rsid="001f4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IM <text:s text:c="4"/>ESVC <text:s text:c="3"/>MNHQ <text:s text:c="11"/>15.454° <text:s text:c="10"/>+/- 0.0009°</text:p>
      <text:p text:style-name="P1">AZIM <text:s text:c="4"/>ESVC <text:s text:c="3"/>CHSL_O <text:s text:c="9"/>16.178° <text:s text:c="10"/>+/- 0.0006°</text:p>
      <text:p text:style-name="P1">AZIM <text:s text:c="4"/>ESVC <text:s text:c="3"/>PDBS <text:s text:c="11"/>18.827° <text:s text:c="10"/>+/- 0.0008°</text:p>
      <text:p text:style-name="P1">AZIM <text:s text:c="4"/>ESVC <text:s text:c="3"/>CHSL_E <text:s text:c="9"/>22.729° <text:s text:c="10"/>+/- 0.0006°</text:p>
      <text:p text:style-name="P2">AZIM <text:s text:c="4"/>ESVC <text:s text:c="3"/>PLB1 <text:s text:c="11"/>43.509° <text:s text:c="10"/>+/- 0.0025°</text:p>
      <text:p text:style-name="P2">AZIM <text:s text:c="4"/>ESVC <text:s text:c="3"/>RNN1 <text:s text:c="11"/>37.673° <text:s text:c="10"/>+/- 0.0009°</text:p>
      <text:p text:style-name="P2">AZIM <text:s text:c="4"/>ESVC <text:s text:c="3"/>LMP2 <text:s text:c="11"/>76.835° <text:s text:c="10"/>+/- 0.0028°</text:p>
      <text:p text:style-name="P1">AZIM <text:s text:c="4"/>ESVC <text:s text:c="3"/>CSGP <text:s text:c="11"/>78.911° <text:s text:c="10"/>+/- 0.0018°</text:p>
      <text:p text:style-name="P1">AZIM <text:s text:c="4"/>ESVC <text:s text:c="3"/>PZNE <text:s text:c="11"/>88.556° <text:s text:c="10"/>+/- 0.0041°</text:p>
      <text:p text:style-name="P1">AZIM <text:s text:c="4"/>ESVC <text:s text:c="3"/>FTCE <text:s text:c="10"/>111.496° <text:s text:c="10"/>+/- 0.0022°</text:p>
      <text:p text:style-name="P1">AZIM <text:s text:c="4"/>ESVC <text:s text:c="3"/>FTNE <text:s text:c="10"/>132.496° <text:s text:c="10"/>+/- 0.0036°</text:p>
      <text:p text:style-name="P1">AZIM <text:s text:c="4"/>ESVC <text:s text:c="3"/>TMLE <text:s text:c="10"/>156.087° <text:s text:c="10"/>+/- 0.0010°</text:p>
      <text:p text:style-name="P1">AZIM <text:s text:c="4"/>ESVC <text:s text:c="3"/>BT11 <text:s text:c="10"/>166.377° <text:s text:c="10"/>+/- 0.0009°</text:p>
      <text:p text:style-name="P1">AZIM <text:s text:c="4"/>ESVC <text:s text:c="3"/>CAS1 <text:s text:c="10"/>167.422° <text:s text:c="10"/>+/- 0.0011°</text:p>
      <text:p text:style-name="P1">AZIM <text:s text:c="4"/>ESVC <text:s text:c="3"/>CAS2 <text:s text:c="10"/>185.949° <text:s text:c="10"/>+/- 0.0011°</text:p>
      <text:p text:style-name="P2">AZIM <text:s text:c="4"/>ESVC <text:s text:c="3"/>BT2 <text:s text:c="11"/>187.314° <text:s text:c="10"/>+/- 0.0009°</text:p>
      <text:p text:style-name="P2">AZIM <text:s text:c="4"/>ESVC <text:s text:c="3"/>PTB1 <text:s text:c="10"/>207.560° <text:s text:c="10"/>+/- 0.0057°</text:p>
      <text:p text:style-name="P2">AZIM <text:s text:c="4"/>ESVC <text:s text:c="3"/>PTB2 <text:s text:c="10"/>225.536° <text:s text:c="10"/>+/- 0.0056°</text:p>
      <text:p text:style-name="P2">AZIM <text:s text:c="4"/>ESVC <text:s text:c="3"/>PSQC <text:s text:c="10"/>273.564° <text:s text:c="10"/>+/- 0.0030°</text:p>
      <text:p text:style-name="P2">AZIM <text:s text:c="4"/>ESVC <text:s text:c="3"/>LMP1 <text:s text:c="10"/>304.882° <text:s text:c="10"/>+/- 0.0035°</text:p>
      <text:p text:style-name="P2">AZIM <text:s text:c="4"/>ESVC <text:s text:c="3"/>PZ30 <text:s text:c="10"/>307.152° <text:s text:c="10"/>+/- 0.0017°</text:p>
      <text:p text:style-name="P2">AZIM <text:s text:c="4"/>ESVC <text:s text:c="3"/>PZNO <text:s text:c="10"/>313.329° <text:s text:c="10"/>+/- 0.0025°</text:p>
      <text:p text:style-name="P2">AZIM <text:s text:c="4"/>ESVC <text:s text:c="3"/>PAVC <text:s text:c="10"/>317.251° <text:s text:c="10"/>+/- 0.0011°</text:p>
      <text:p text:style-name="P2">AZIM <text:s text:c="4"/>ESVC <text:s text:c="3"/>TUBE <text:s text:c="10"/>335.928° <text:s text:c="10"/>+/- 0.0009°</text:p>
      <text:p text:style-name="P2">AZIM <text:s text:c="4"/>ESVC <text:s text:c="3"/>PLB0 <text:s text:c="10"/>345.366° <text:s text:c="10"/>+/- 0.0042°</text:p>
      <text:p text:style-name="P2">AZIM <text:s text:c="4"/>ESVC <text:s text:c="3"/>ROI0 <text:s text:c="10"/>346.399° <text:s text:c="10"/>+/- 0.0008°</text:p>
      <text:p text:style-name="P2">AZIM <text:s text:c="4"/>ESVC <text:s text:c="3"/>ROI1 <text:s text:c="10"/>346.615° <text:s text:c="10"/>+/- 0.0010°</text:p>
      <text:p text:style-name="P2">AZIM <text:s text:c="4"/>ESVC <text:s text:c="3"/>ROI2 <text:s text:c="10"/>351.747° <text:s text:c="10"/>+/- 0.0008°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9:25:23.806099207</meta:creation-date>
    <dc:date>2025-06-02T19:29:30.565055316</dc:date>
    <meta:editing-duration>PT4M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168" meta:character-count="1736" meta:non-whitespace-character-count="834"/>
  </office:meta>
</office:document-meta>
</file>